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ed forward results" table:style-name="ta1">
        <table:table-column table:style-name="co1" table:number-columns-repeated="6" table:default-cell-style-name="Default"/>
        <table:table-row table:style-name="ro1">
          <table:table-cell office:value-type="string">
            <text:p>Varying inputs with 1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</text:p>
          </table:table-cell>
          <table:table-cell office:value-type="string">
            <text:p>1000,2/3,1</text:p>
          </table:table-cell>
          <table:table-cell office:value-type="string">
            <text:p>5000,2/3,1</text:p>
          </table:table-cell>
          <table:table-cell office:value-type="string">
            <text:p>10000,2/3,1</text:p>
          </table:table-cell>
          <table:table-cell office:value-type="string">
            <text:p>12000,2/3,1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table:number-columns-repeated="3"/>
        </table:table-row>
        <table:table-row table:style-name="ro1">
          <table:table-cell office:value-type="string">
            <text:p>GPU reduction</text:p>
          </table:table-cell>
          <table:table-cell office:value-type="float" office:value="4.98928">
            <text:p>4.98928</text:p>
          </table:table-cell>
          <table:table-cell table:number-columns-repeated="4"/>
        </table:table-row>
        <table:table-row table:style-name="ro2">
          <table:table-cell office:value-type="string">
            <text:p>GPU strided</text:p>
          </table:table-cell>
          <table:table-cell office:value-type="float" office:value="12.2335">
            <text:p>12.2335</text:p>
          </table:table-cell>
          <table:table-cell table:number-columns-repeated="4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16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6</text:p>
          </table:table-cell>
          <table:table-cell office:value-type="string">
            <text:p>1000,2/3,16</text:p>
          </table:table-cell>
          <table:table-cell office:value-type="string">
            <text:p>5000,2/3,16</text:p>
          </table:table-cell>
          <table:table-cell office:value-type="string">
            <text:p>10000,2/3,16</text:p>
          </table:table-cell>
          <table:table-cell office:value-type="string">
            <text:p>12000,2/3,16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32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32</text:p>
          </table:table-cell>
          <table:table-cell office:value-type="string">
            <text:p>1000,2/3,32</text:p>
          </table:table-cell>
          <table:table-cell office:value-type="string">
            <text:p>5000,2/3,32</text:p>
          </table:table-cell>
          <table:table-cell office:value-type="string">
            <text:p>10000,2/3,32</text:p>
          </table:table-cell>
          <table:table-cell office:value-type="string">
            <text:p>12000,2/3,32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64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64</text:p>
          </table:table-cell>
          <table:table-cell office:value-type="string">
            <text:p>1000,2/3,64</text:p>
          </table:table-cell>
          <table:table-cell office:value-type="string">
            <text:p>5000,2/3,64</text:p>
          </table:table-cell>
          <table:table-cell office:value-type="string">
            <text:p>10000,2/3,64</text:p>
          </table:table-cell>
          <table:table-cell office:value-type="string">
            <text:p>12000,2/3,64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Varying inputs with 128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28</text:p>
          </table:table-cell>
          <table:table-cell office:value-type="string">
            <text:p>1000,2/3,128</text:p>
          </table:table-cell>
          <table:table-cell office:value-type="string">
            <text:p>5000,2/3,128</text:p>
          </table:table-cell>
          <table:table-cell office:value-type="string">
            <text:p>10000,2/3,128</text:p>
          </table:table-cell>
          <table:table-cell office:value-type="string">
            <text:p>12000,2/3,128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Varying inputs with 1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</text:p>
          </table:table-cell>
          <table:table-cell office:value-type="string">
            <text:p>1000,2/3,1</text:p>
          </table:table-cell>
          <table:table-cell office:value-type="string">
            <text:p>5000,2/3,1</text:p>
          </table:table-cell>
          <table:table-cell office:value-type="string">
            <text:p>10000,2/3,1</text:p>
          </table:table-cell>
          <table:table-cell office:value-type="string">
            <text:p>12000,2/3,1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16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6</text:p>
          </table:table-cell>
          <table:table-cell office:value-type="string">
            <text:p>1000,2/3,16</text:p>
          </table:table-cell>
          <table:table-cell office:value-type="string">
            <text:p>5000,2/3,16</text:p>
          </table:table-cell>
          <table:table-cell office:value-type="string">
            <text:p>10000,2/3,16</text:p>
          </table:table-cell>
          <table:table-cell office:value-type="string">
            <text:p>12000,2/3,16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32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32</text:p>
          </table:table-cell>
          <table:table-cell office:value-type="string">
            <text:p>1000,2/3,32</text:p>
          </table:table-cell>
          <table:table-cell office:value-type="string">
            <text:p>5000,2/3,32</text:p>
          </table:table-cell>
          <table:table-cell office:value-type="string">
            <text:p>10000,2/3,32</text:p>
          </table:table-cell>
          <table:table-cell office:value-type="string">
            <text:p>12000,2/3,32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64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64</text:p>
          </table:table-cell>
          <table:table-cell office:value-type="string">
            <text:p>1000,2/3,64</text:p>
          </table:table-cell>
          <table:table-cell office:value-type="string">
            <text:p>5000,2/3,64</text:p>
          </table:table-cell>
          <table:table-cell office:value-type="string">
            <text:p>10000,2/3,64</text:p>
          </table:table-cell>
          <table:table-cell office:value-type="string">
            <text:p>12000,2/3,64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Varying inputs with 128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28</text:p>
          </table:table-cell>
          <table:table-cell office:value-type="string">
            <text:p>1000,2/3,128</text:p>
          </table:table-cell>
          <table:table-cell office:value-type="string">
            <text:p>5000,2/3,128</text:p>
          </table:table-cell>
          <table:table-cell office:value-type="string">
            <text:p>10000,2/3,128</text:p>
          </table:table-cell>
          <table:table-cell office:value-type="string">
            <text:p>12000,2/3,128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Varying inputs with 1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</text:p>
          </table:table-cell>
          <table:table-cell office:value-type="string">
            <text:p>1000,2/3,1</text:p>
          </table:table-cell>
          <table:table-cell office:value-type="string">
            <text:p>5000,2/3,1</text:p>
          </table:table-cell>
          <table:table-cell office:value-type="string">
            <text:p>10000,2/3,1</text:p>
          </table:table-cell>
          <table:table-cell office:value-type="string">
            <text:p>12000,2/3,1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16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6</text:p>
          </table:table-cell>
          <table:table-cell office:value-type="string">
            <text:p>1000,2/3,16</text:p>
          </table:table-cell>
          <table:table-cell office:value-type="string">
            <text:p>5000,2/3,16</text:p>
          </table:table-cell>
          <table:table-cell office:value-type="string">
            <text:p>10000,2/3,16</text:p>
          </table:table-cell>
          <table:table-cell office:value-type="string">
            <text:p>12000,2/3,16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32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32</text:p>
          </table:table-cell>
          <table:table-cell office:value-type="string">
            <text:p>1000,2/3,32</text:p>
          </table:table-cell>
          <table:table-cell office:value-type="string">
            <text:p>5000,2/3,32</text:p>
          </table:table-cell>
          <table:table-cell office:value-type="string">
            <text:p>10000,2/3,32</text:p>
          </table:table-cell>
          <table:table-cell office:value-type="string">
            <text:p>12000,2/3,32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64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64</text:p>
          </table:table-cell>
          <table:table-cell office:value-type="string">
            <text:p>1000,2/3,64</text:p>
          </table:table-cell>
          <table:table-cell office:value-type="string">
            <text:p>5000,2/3,64</text:p>
          </table:table-cell>
          <table:table-cell office:value-type="string">
            <text:p>10000,2/3,64</text:p>
          </table:table-cell>
          <table:table-cell office:value-type="string">
            <text:p>12000,2/3,64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Varying inputs with 128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28</text:p>
          </table:table-cell>
          <table:table-cell office:value-type="string">
            <text:p>1000,2/3,128</text:p>
          </table:table-cell>
          <table:table-cell office:value-type="string">
            <text:p>5000,2/3,128</text:p>
          </table:table-cell>
          <table:table-cell office:value-type="string">
            <text:p>10000,2/3,128</text:p>
          </table:table-cell>
          <table:table-cell office:value-type="string">
            <text:p>12000,2/3,128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ckprop results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Varying inputs with 1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</text:p>
          </table:table-cell>
          <table:table-cell office:value-type="string">
            <text:p>1000,2/3,1</text:p>
          </table:table-cell>
          <table:table-cell office:value-type="string">
            <text:p>5000,2/3,1</text:p>
          </table:table-cell>
          <table:table-cell office:value-type="string">
            <text:p>10000,2/3,1</text:p>
          </table:table-cell>
          <table:table-cell office:value-type="string">
            <text:p>12000,2/3,1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float" office:value="9">
            <text:p>9</text:p>
          </table:table-cell>
          <table:table-cell office:value-type="float" office:value="1379">
            <text:p>1379</text:p>
          </table:table-cell>
          <table:table-cell table:number-columns-repeated="3"/>
        </table:table-row>
        <table:table-row table:style-name="ro1">
          <table:table-cell office:value-type="string">
            <text:p>GPU reduction</text:p>
          </table:table-cell>
          <table:table-cell office:value-type="float" office:value="3.98163">
            <text:p>3.98163</text:p>
          </table:table-cell>
          <table:table-cell office:value-type="float" office:value="34.5575">
            <text:p>34.5575</text:p>
          </table:table-cell>
          <table:table-cell table:number-columns-repeated="3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office:value-type="float" office:value="3.83866">
            <text:p>3.83866</text:p>
          </table:table-cell>
          <table:table-cell office:value-type="float" office:value="34.7842">
            <text:p>34.7842</text:p>
          </table:table-cell>
          <table:table-cell table:number-columns-repeated="3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16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6</text:p>
          </table:table-cell>
          <table:table-cell office:value-type="string">
            <text:p>1000,2/3,16</text:p>
          </table:table-cell>
          <table:table-cell office:value-type="string">
            <text:p>5000,2/3,16</text:p>
          </table:table-cell>
          <table:table-cell office:value-type="string">
            <text:p>10000,2/3,16</text:p>
          </table:table-cell>
          <table:table-cell office:value-type="string">
            <text:p>12000,2/3,16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32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32</text:p>
          </table:table-cell>
          <table:table-cell office:value-type="string">
            <text:p>1000,2/3,32</text:p>
          </table:table-cell>
          <table:table-cell office:value-type="string">
            <text:p>5000,2/3,32</text:p>
          </table:table-cell>
          <table:table-cell office:value-type="string">
            <text:p>10000,2/3,32</text:p>
          </table:table-cell>
          <table:table-cell office:value-type="string">
            <text:p>12000,2/3,32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64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64</text:p>
          </table:table-cell>
          <table:table-cell office:value-type="string">
            <text:p>1000,2/3,64</text:p>
          </table:table-cell>
          <table:table-cell office:value-type="string">
            <text:p>5000,2/3,64</text:p>
          </table:table-cell>
          <table:table-cell office:value-type="string">
            <text:p>10000,2/3,64</text:p>
          </table:table-cell>
          <table:table-cell office:value-type="string">
            <text:p>12000,2/3,64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Varying inputs with 128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28</text:p>
          </table:table-cell>
          <table:table-cell office:value-type="string">
            <text:p>1000,2/3,128</text:p>
          </table:table-cell>
          <table:table-cell office:value-type="string">
            <text:p>5000,2/3,128</text:p>
          </table:table-cell>
          <table:table-cell office:value-type="string">
            <text:p>10000,2/3,128</text:p>
          </table:table-cell>
          <table:table-cell office:value-type="string">
            <text:p>12000,2/3,128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Varying inputs with 1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</text:p>
          </table:table-cell>
          <table:table-cell office:value-type="string">
            <text:p>1000,2/3,1</text:p>
          </table:table-cell>
          <table:table-cell office:value-type="string">
            <text:p>5000,2/3,1</text:p>
          </table:table-cell>
          <table:table-cell office:value-type="string">
            <text:p>10000,2/3,1</text:p>
          </table:table-cell>
          <table:table-cell office:value-type="string">
            <text:p>12000,2/3,1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16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6</text:p>
          </table:table-cell>
          <table:table-cell office:value-type="string">
            <text:p>1000,2/3,16</text:p>
          </table:table-cell>
          <table:table-cell office:value-type="string">
            <text:p>5000,2/3,16</text:p>
          </table:table-cell>
          <table:table-cell office:value-type="string">
            <text:p>10000,2/3,16</text:p>
          </table:table-cell>
          <table:table-cell office:value-type="string">
            <text:p>12000,2/3,16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32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32</text:p>
          </table:table-cell>
          <table:table-cell office:value-type="string">
            <text:p>1000,2/3,32</text:p>
          </table:table-cell>
          <table:table-cell office:value-type="string">
            <text:p>5000,2/3,32</text:p>
          </table:table-cell>
          <table:table-cell office:value-type="string">
            <text:p>10000,2/3,32</text:p>
          </table:table-cell>
          <table:table-cell office:value-type="string">
            <text:p>12000,2/3,32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64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64</text:p>
          </table:table-cell>
          <table:table-cell office:value-type="string">
            <text:p>1000,2/3,64</text:p>
          </table:table-cell>
          <table:table-cell office:value-type="string">
            <text:p>5000,2/3,64</text:p>
          </table:table-cell>
          <table:table-cell office:value-type="string">
            <text:p>10000,2/3,64</text:p>
          </table:table-cell>
          <table:table-cell office:value-type="string">
            <text:p>12000,2/3,64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Varying inputs with 128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28</text:p>
          </table:table-cell>
          <table:table-cell office:value-type="string">
            <text:p>1000,2/3,128</text:p>
          </table:table-cell>
          <table:table-cell office:value-type="string">
            <text:p>5000,2/3,128</text:p>
          </table:table-cell>
          <table:table-cell office:value-type="string">
            <text:p>10000,2/3,128</text:p>
          </table:table-cell>
          <table:table-cell office:value-type="string">
            <text:p>12000,2/3,128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Varying inputs with 1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</text:p>
          </table:table-cell>
          <table:table-cell office:value-type="string">
            <text:p>1000,2/3,1</text:p>
          </table:table-cell>
          <table:table-cell office:value-type="string">
            <text:p>5000,2/3,1</text:p>
          </table:table-cell>
          <table:table-cell office:value-type="string">
            <text:p>10000,2/3,1</text:p>
          </table:table-cell>
          <table:table-cell office:value-type="string">
            <text:p>12000,2/3,1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16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6</text:p>
          </table:table-cell>
          <table:table-cell office:value-type="string">
            <text:p>1000,2/3,16</text:p>
          </table:table-cell>
          <table:table-cell office:value-type="string">
            <text:p>5000,2/3,16</text:p>
          </table:table-cell>
          <table:table-cell office:value-type="string">
            <text:p>10000,2/3,16</text:p>
          </table:table-cell>
          <table:table-cell office:value-type="string">
            <text:p>12000,2/3,16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32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32</text:p>
          </table:table-cell>
          <table:table-cell office:value-type="string">
            <text:p>1000,2/3,32</text:p>
          </table:table-cell>
          <table:table-cell office:value-type="string">
            <text:p>5000,2/3,32</text:p>
          </table:table-cell>
          <table:table-cell office:value-type="string">
            <text:p>10000,2/3,32</text:p>
          </table:table-cell>
          <table:table-cell office:value-type="string">
            <text:p>12000,2/3,32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64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64</text:p>
          </table:table-cell>
          <table:table-cell office:value-type="string">
            <text:p>1000,2/3,64</text:p>
          </table:table-cell>
          <table:table-cell office:value-type="string">
            <text:p>5000,2/3,64</text:p>
          </table:table-cell>
          <table:table-cell office:value-type="string">
            <text:p>10000,2/3,64</text:p>
          </table:table-cell>
          <table:table-cell office:value-type="string">
            <text:p>12000,2/3,64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Varying inputs with 128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28</text:p>
          </table:table-cell>
          <table:table-cell office:value-type="string">
            <text:p>1000,2/3,128</text:p>
          </table:table-cell>
          <table:table-cell office:value-type="string">
            <text:p>5000,2/3,128</text:p>
          </table:table-cell>
          <table:table-cell office:value-type="string">
            <text:p>10000,2/3,128</text:p>
          </table:table-cell>
          <table:table-cell office:value-type="string">
            <text:p>12000,2/3,128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</meta:initial-creator>
    <meta:creation-date>2014-04-08T14:43:55</meta:creation-date>
    <dc:date>2014-04-09T03:46:52</dc:date>
    <dc:creator>Trevor </dc:creator>
    <meta:editing-duration>PT12H41M53S</meta:editing-duration>
    <meta:editing-cycles>5</meta:editing-cycles>
    <meta:generator>LibreOffice/3.5$Linux_X86_64 LibreOffice_project/350m1$Build-2</meta:generator>
    <meta:document-statistic meta:table-count="3" meta:cell-count="340" meta:object-count="0"/>
  </office:meta>
</office:document-meta>
</file>